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3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7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objectwithoutfill">
      <style:graphic-properties draw:fill="bitmap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729fcf" draw:textarea-vertical-align="middle"/>
    </style:style>
    <style:style style:name="gr20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draw:fill="bitmap" draw:fill-color="#729fcf" draw:textarea-vertical-align="middle"/>
    </style:style>
    <style:style style:name="gr22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48cm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58cm"/>
    </style:style>
    <style:style style:name="gr24" style:family="graphic" style:parent-style-name="standard">
      <style:graphic-properties draw:stroke="none" svg:stroke-color="#000000" draw:fill="none" draw:fill-color="#ffffff" fo:min-height="0.93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6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27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000000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8pt" fo:background-color="transparen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2" style:family="paragraph">
      <loext:graphic-properties draw:fill="solid" draw:fill-color="#ffffff" draw:gradient-step-count="0"/>
      <style:paragraph-properties fo:text-align="center"/>
    </style:style>
    <style:style style:name="P13" style:family="paragraph">
      <loext:graphic-properties draw:fill="bitmap"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color="#000000" fo:font-size="8pt"/>
    </style:style>
    <style:style style:name="T6" style:family="text">
      <style:text-properties fo:color="#000000" fo:font-size="8pt" style:font-size-asian="18pt" style:font-size-complex="18pt"/>
    </style:style>
    <style:style style:name="T7" style:family="text">
      <style:text-properties fo:color="#000000"/>
    </style:style>
    <style:style style:name="T8" style:family="text">
      <style:text-properties fo:color="#000000" fo:font-size="8pt" fo:background-color="transparen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custom-shape draw:style-name="gr2" draw:text-style-name="P2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201cm" svg:y1="0.683cm" svg:x2="6.908cm" svg:y2="1.39cm">
          <text:p/>
        </draw:line>
        <draw:custom-shape draw:style-name="gr4" draw:text-style-name="P2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5" draw:text-style-name="P3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4" draw:text-style-name="P2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3" draw:text-style-name="P3" draw:layer="layout" svg:x1="8.536cm" svg:y1="1.318cm" svg:x2="7.829cm" svg:y2="2.025cm">
          <text:p/>
        </draw:line>
        <draw:custom-shape draw:style-name="gr4" draw:text-style-name="P2" xml:id="id5" draw:id="id5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87cm" svg:height="0.895cm" draw:transform="rotate (-0.785398163397448) translate (7.952cm 2.19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8.627cm" svg:y1="2.885cm" svg:x2="7.92cm" svg:y2="2.178cm">
          <text:p/>
        </draw:line>
        <draw:connector draw:style-name="gr5" draw:text-style-name="P3" draw:layer="layout" draw:type="line" svg:x1="7.014cm" svg:y1="3.756cm" svg:x2="6.677cm" svg:y2="3.426cm" draw:start-shape="id5" draw:start-glue-point="9" draw:end-shape="id6" svg:d="M7014 3756l-337-330" svg:viewBox="0 0 338 331">
          <text:p/>
        </draw:connector>
        <draw:custom-shape draw:style-name="gr6" draw:text-style-name="P2" xml:id="id6" draw:id="id6" draw:layer="layout" svg:width="0.983cm" svg:height="0.902cm" draw:transform="rotate (-2.35514729264115) translate (7.02cm 3.0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5.433cm" svg:y1="2.159cm" svg:x2="6.035cm" svg:y2="2.785cm" draw:start-shape="id7" draw:start-glue-point="2" draw:end-shape="id6" draw:end-glue-point="7" svg:d="M5433 2159l602 626" svg:viewBox="0 0 603 627">
          <text:p/>
        </draw:connector>
        <draw:line draw:style-name="gr3" draw:text-style-name="P3" draw:layer="layout" svg:x1="6.33cm" svg:y1="3.788cm" svg:x2="7.037cm" svg:y2="3.081cm">
          <text:p/>
        </draw:line>
        <draw:connector draw:style-name="gr5" draw:text-style-name="P3" xml:id="id7" draw:id="id7" draw:layer="layout" draw:type="line" svg:x1="5.433cm" svg:y1="2.159cm" svg:x2="5.918cm" svg:y2="1.673cm" draw:end-shape="id2" draw:end-glue-point="7" svg:d="M5433 2159l485-486" svg:viewBox="0 0 486 487">
          <text:p/>
        </draw:connector>
        <draw:g xml:id="id8" draw:id="id8">
          <draw:path draw:style-name="gr7" draw:text-style-name="P4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7" draw:text-style-name="P4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7" draw:text-style-name="P4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7" draw:text-style-name="P4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7" draw:text-style-name="P4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7" draw:text-style-name="P4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7" draw:text-style-name="P4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7" draw:text-style-name="P4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7" draw:text-style-name="P4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7" draw:text-style-name="P4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7" draw:text-style-name="P4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7" draw:text-style-name="P4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7" draw:text-style-name="P4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7" draw:text-style-name="P4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7" draw:text-style-name="P4" draw:layer="layout" svg:x1="3.718cm" svg:y1="1.659cm" svg:x2="3.71cm" svg:y2="0.869cm">
            <text:p/>
          </draw:line>
          <draw:line draw:style-name="gr7" draw:text-style-name="P4" draw:layer="layout" svg:x1="3.711cm" svg:y1="3.919cm" svg:x2="3.703cm" svg:y2="3.129cm">
            <text:p/>
          </draw:line>
        </draw:g>
        <draw:connector draw:style-name="gr8" draw:text-style-name="P5" draw:layer="layout" draw:line-skew="0.33cm" svg:x1="7.047cm" svg:y1="0.59cm" svg:x2="3.709cm" svg:y2="0.869cm" draw:start-shape="id1" draw:start-glue-point="4" draw:end-shape="id8" draw:end-glue-point="0" svg:d="M7047 590v-176h-3338v455" svg:viewBox="0 0 3339 456">
          <text:p/>
        </draw:connector>
        <draw:connector draw:style-name="gr9" draw:text-style-name="P5" draw:layer="layout" svg:x1="7.05cm" svg:y1="3.842cm" svg:x2="3.709cm" svg:y2="3.919cm" draw:start-shape="id5" draw:start-glue-point="4" draw:end-shape="id8" draw:end-glue-point="2" svg:d="M7050 3842v597h-3341v-520" svg:viewBox="0 0 3342 598">
          <text:p/>
        </draw:connector>
        <draw:g>
          <draw:line draw:style-name="gr10" draw:text-style-name="P6" draw:layer="layout" svg:x1="10.47cm" svg:y1="3.799cm" svg:x2="11.67cm" svg:y2="3.799cm">
            <text:p/>
          </draw:line>
          <draw:line draw:style-name="gr10" draw:text-style-name="P6" draw:layer="layout" svg:x1="10.47cm" svg:y1="4.349cm" svg:x2="11.67cm" svg:y2="4.349cm">
            <text:p/>
          </draw:line>
          <draw:line draw:style-name="gr10" draw:text-style-name="P6" draw:layer="layout" svg:x1="11.05cm" svg:y1="5.229cm" svg:x2="11.056cm" svg:y2="4.345cm">
            <text:p/>
          </draw:line>
          <draw:line draw:style-name="gr10" draw:text-style-name="P6" draw:layer="layout" svg:x1="11.05cm" svg:y1="3.812cm" svg:x2="11.056cm" svg:y2="2.928cm">
            <text:p/>
          </draw:line>
        </draw:g>
        <draw:custom-shape draw:style-name="gr4" draw:text-style-name="P2" xml:id="id19" draw:id="id19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8.731cm" svg:y1="2.165cm" svg:x2="11.738cm" svg:y2="2.166cm" draw:start-shape="id4" draw:start-glue-point="9" svg:d="M8731 2165h1756v1h1251" svg:viewBox="0 0 3008 2">
          <text:p/>
        </draw:connector>
        <draw:connector draw:style-name="gr5" draw:text-style-name="P3" draw:layer="layout" draw:type="line" svg:x1="9.51cm" svg:y1="3.129cm" svg:x2="9.508cm" svg:y2="2.166cm" svg:d="M9510 3129l-2-963" svg:viewBox="0 0 3 964">
          <text:p/>
        </draw:connector>
        <draw:custom-shape draw:style-name="gr4" draw:text-style-name="P2" xml:id="id9" draw:id="id9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421cm" svg:y1="2.158cm" svg:x2="13.72cm" svg:y2="2.138cm" draw:start-shape="id9" draw:start-glue-point="5" draw:end-shape="id10" draw:end-glue-point="1" svg:d="M16421 2158l-2701-20" svg:viewBox="0 0 2702 21">
          <text:p/>
        </draw:connector>
        <draw:frame draw:style-name="gr12" draw:text-style-name="P7" xml:id="id11" draw:id="id11" draw:layer="layout" svg:width="0.82cm" svg:height="0.645cm" svg:x="14.58cm" svg:y="4.219cm">
          <draw:text-box>
            <text:p><text:span text:style-name="T2">...</text:span></text:p>
          </draw:text-box>
        </draw:frame>
        <draw:custom-shape draw:style-name="gr2" draw:text-style-name="P2" xml:id="id14" draw:id="id14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4.281cm" svg:x2="14.468cm" svg:y2="4.281cm">
          <text:p/>
        </draw:line>
        <draw:custom-shape draw:style-name="gr2" draw:text-style-name="P2" xml:id="id12" draw:id="id12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5.881cm" svg:x2="14.468cm" svg:y2="5.881cm">
          <text:p/>
        </draw:line>
        <draw:connector draw:style-name="gr13" draw:text-style-name="P3" draw:layer="layout" draw:type="line" svg:x1="14.99cm" svg:y1="4.219cm" svg:x2="14.99cm" svg:y2="4.219cm" draw:start-shape="id11" draw:end-shape="id11" svg:d="M14990 4219z" svg:viewBox="0 0 1 1">
          <text:p/>
        </draw:connector>
        <draw:line draw:style-name="gr5" draw:text-style-name="P3" draw:layer="layout" svg:x1="14.98cm" svg:y1="4.279cm" svg:x2="14.98cm" svg:y2="4.559cm">
          <text:p/>
        </draw:line>
        <draw:line draw:style-name="gr5" draw:text-style-name="P3" draw:layer="layout" svg:x1="14.98cm" svg:y1="4.719cm" svg:x2="14.98cm" svg:y2="4.979cm">
          <text:p/>
        </draw:line>
        <draw:connector draw:style-name="gr5" draw:text-style-name="P3" draw:layer="layout" draw:type="line" svg:x1="14.977cm" svg:y1="5.881cm" svg:x2="14.976cm" svg:y2="6.092cm" draw:start-shape="id12" draw:start-glue-point="4" svg:d="M14977 5881l-1 211" svg:viewBox="0 0 2 212">
          <text:p/>
        </draw:connector>
        <draw:line draw:style-name="gr5" draw:text-style-name="P3" draw:layer="layout" svg:x1="9.5cm" svg:y1="5.148cm" svg:x2="9.5cm" svg:y2="6.088cm">
          <text:p/>
        </draw:line>
        <draw:g xml:id="id17" draw:id="id17">
          <draw:path draw:style-name="gr7" draw:text-style-name="P4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7" draw:text-style-name="P4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7" draw:text-style-name="P4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7" draw:text-style-name="P4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7" draw:text-style-name="P4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7" draw:text-style-name="P4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7" draw:text-style-name="P4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7" draw:text-style-name="P4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7" draw:text-style-name="P4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7" draw:text-style-name="P4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7" draw:text-style-name="P4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7" draw:text-style-name="P4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7" draw:text-style-name="P4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7" draw:text-style-name="P4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7" draw:text-style-name="P4" draw:layer="layout" svg:x1="2.292cm" svg:y1="1.659cm" svg:x2="2.3cm" svg:y2="0.869cm">
            <text:p/>
          </draw:line>
          <draw:line draw:style-name="gr7" draw:text-style-name="P4" draw:layer="layout" svg:x1="2.299cm" svg:y1="3.919cm" svg:x2="2.307cm" svg:y2="3.129cm">
            <text:p/>
          </draw:line>
        </draw:g>
        <draw:custom-shape draw:style-name="gr4" draw:text-style-name="P2" xml:id="id18" draw:id="id18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04cm" svg:height="0.569cm" svg:x="15.61cm" svg:y="2.499cm">
          <draw:text-box>
            <text:p><text:span text:style-name="T3">X</text:span><text:span text:style-name="T4"> 18</text:span></text:p>
          </draw:text-box>
        </draw:frame>
        <draw:line draw:style-name="gr5" draw:text-style-name="P3" draw:layer="measurelines" svg:x1="11.05cm" svg:y1="5.029cm" svg:x2="11.05cm" svg:y2="6.089cm">
          <text:p/>
        </draw:line>
        <draw:line draw:style-name="gr5" draw:text-style-name="P3" draw:layer="measurelines" svg:x1="11.06cm" svg:y1="2.929cm" svg:x2="11.06cm" svg:y2="2.169cm">
          <text:p/>
        </draw:line>
        <draw:connector draw:style-name="gr5" draw:text-style-name="P3" draw:layer="measurelines" draw:type="line" svg:x1="14.979cm" svg:y1="2.379cm" svg:x2="14.977cm" svg:y2="2.165cm" draw:start-shape="id13" draw:start-glue-point="7" svg:d="M14979 2379l-2-214" svg:viewBox="0 0 3 215">
          <text:p/>
        </draw:connector>
        <draw:custom-shape draw:style-name="gr4" draw:text-style-name="P2" xml:id="id16" draw:id="id16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measurelines" svg:width="1.91cm" svg:height="1.28cm" svg:x="-0.01cm" svg:y="1.639cm">
          <draw:text-box>
            <text:p><text:span text:style-name="T5">AC vol</text:span><text:span text:style-name="T6">tage</text:span></text:p>
            <text:p><text:span text:style-name="T7"/></text:p>
          </draw:text-box>
        </draw:frame>
        <draw:frame draw:style-name="gr14" draw:text-style-name="P10" draw:layer="measurelines" svg:width="1.4cm" svg:height="0.569cm" svg:x="0.51cm" svg:y="1.97cm">
          <draw:text-box>
            <text:p><text:span text:style-name="T8">IN</text:span></text:p>
          </draw:text-box>
        </draw:frame>
        <draw:frame draw:style-name="gr16" draw:text-style-name="P11" draw:layer="measurelines" svg:width="2.3cm" svg:height="1.205cm" svg:x="-0.14cm" svg:y="2.459cm">
          <draw:text-box>
            <text:p><text:span text:style-name="T4">230 V / 50 Hz</text:span></text:p>
          </draw:text-box>
        </draw:frame>
        <draw:custom-shape draw:style-name="gr2" draw:text-style-name="P2" xml:id="id13" draw:id="id13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draw:type="line" svg:x1="14.979cm" svg:y1="3.279cm" svg:x2="14.977cm" svg:y2="3.381cm" draw:start-shape="id13" draw:start-glue-point="4" draw:end-shape="id14" draw:end-glue-point="7" svg:d="M14979 3279l-2 102" svg:viewBox="0 0 3 103">
          <text:p/>
        </draw:connector>
        <draw:line draw:style-name="gr11" draw:text-style-name="P3" draw:layer="layout" svg:x1="15.47cm" svg:y1="3.279cm" svg:x2="14.47cm" svg:y2="3.279cm">
          <text:p/>
        </draw:line>
        <draw:connector draw:style-name="gr5" draw:text-style-name="P3" xml:id="id15" draw:id="id15" draw:layer="measurelines" draw:type="line" svg:x1="5.433cm" svg:y1="2.159cm" svg:x2="5.073cm" svg:y2="2.16cm" draw:start-shape="id7" draw:start-glue-point="2" svg:d="M5433 2159l-360 1" svg:viewBox="0 0 361 2">
          <text:p/>
        </draw:connector>
        <draw:custom-shape draw:style-name="gr17" draw:text-style-name="P5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5.073cm" svg:y1="2.16cm" svg:x2="16.415cm" svg:y2="6.093cm" draw:start-shape="id15" draw:start-glue-point="3" draw:end-shape="id16" draw:end-glue-point="5" svg:d="M5073 2160v3933h11342" svg:viewBox="0 0 11343 3934">
          <text:p/>
        </draw:connector>
        <draw:connector draw:style-name="gr19" draw:text-style-name="P2" draw:layer="measurelines" svg:x1="2.3cm" svg:y1="3.919cm" svg:x2="1.052cm" svg:y2="4.435cm" draw:start-shape="id17" draw:start-glue-point="2" draw:end-shape="id18" draw:end-glue-point="10" svg:d="M2300 3919v516h-1248" svg:viewBox="0 0 1249 517">
          <text:p/>
        </draw:connector>
        <draw:connector draw:style-name="gr19" draw:text-style-name="P2" draw:layer="measurelines" svg:x1="2.3cm" svg:y1="0.869cm" svg:x2="1.04cm" svg:y2="0.416cm" draw:start-shape="id17" draw:start-glue-point="0" draw:end-shape="id19" draw:end-glue-point="10" svg:d="M2300 869v-453h-1260" svg:viewBox="0 0 1261 454">
          <text:p/>
        </draw:connector>
        <draw:g>
          <draw:g>
            <draw:line draw:style-name="gr20" draw:text-style-name="P6" draw:layer="measurelines" svg:x1="2.6cm" svg:y1="4.889cm" svg:x2="2cm" svg:y2="4.889cm">
              <text:p/>
            </draw:line>
            <draw:line draw:style-name="gr20" draw:text-style-name="P6" draw:layer="measurelines" svg:x1="2.157cm" svg:y1="5.037cm" svg:x2="2.453cm" svg:y2="5.037cm">
              <text:p/>
            </draw:line>
            <draw:line draw:style-name="gr20" draw:text-style-name="P6" draw:layer="measurelines" svg:x1="2.237cm" svg:y1="5.165cm" svg:x2="2.379cm" svg:y2="5.165cm">
              <text:p/>
            </draw:line>
            <draw:line draw:style-name="gr20" draw:text-style-name="P6" xml:id="id20" draw:id="id20" draw:layer="measurelines" svg:x1="2.3cm" svg:y1="4.879cm" svg:x2="2.302cm" svg:y2="4.549cm">
              <text:p/>
            </draw:line>
            <draw:connector draw:style-name="gr21" draw:text-style-name="P13" draw:layer="measurelines" draw:type="line" svg:x1="2.301cm" svg:y1="4.549cm" svg:x2="2.301cm" svg:y2="4.435cm" draw:start-shape="id20" svg:d="M2301 4549v-114" svg:viewBox="0 0 1 115">
              <text:p/>
            </draw:connector>
          </draw:g>
          <draw:frame draw:style-name="gr14" draw:text-style-name="P14" draw:layer="measurelines" svg:width="0.44cm" svg:height="0.569cm" svg:x="0.75cm" svg:y="3.919cm">
            <draw:text-box>
              <text:p><text:span text:style-name="T4">0</text:span></text:p>
            </draw:text-box>
          </draw:frame>
          <draw:frame draw:style-name="gr14" draw:text-style-name="P14" draw:layer="measurelines" svg:width="0.44cm" svg:height="0.569cm" svg:x="0.73cm" svg:y="-0.072cm">
            <draw:text-box>
              <text:p><text:span text:style-name="T4">1</text:span></text:p>
            </draw:text-box>
          </draw:frame>
          <draw:frame draw:style-name="gr14" draw:text-style-name="P14" draw:layer="measurelines" svg:width="0.44cm" svg:height="0.569cm" svg:x="7.05cm" svg:y="0.279cm">
            <draw:text-box>
              <text:p><text:span text:style-name="T4">2</text:span></text:p>
            </draw:text-box>
          </draw:frame>
          <draw:frame draw:style-name="gr14" draw:text-style-name="P14" draw:layer="measurelines" svg:width="0.44cm" svg:height="0.569cm" svg:x="8.56cm" svg:y="1.629cm">
            <draw:text-box>
              <text:p><text:span text:style-name="T4">4</text:span></text:p>
            </draw:text-box>
          </draw:frame>
          <draw:frame draw:style-name="gr14" draw:text-style-name="P14" draw:layer="measurelines" svg:width="0.44cm" svg:height="0.569cm" svg:x="7.03cm" svg:y="3.709cm">
            <draw:text-box>
              <text:p><text:span text:style-name="T4">3</text:span></text:p>
            </draw:text-box>
          </draw:frame>
          <draw:frame draw:style-name="gr14" draw:text-style-name="P14" draw:layer="measurelines" svg:width="0.44cm" svg:height="0.569cm" svg:x="16.205cm" svg:y="5.59cm">
            <draw:text-box>
              <text:p><text:span text:style-name="T4">0</text:span></text:p>
            </draw:text-box>
          </draw:frame>
          <draw:g>
            <draw:line draw:style-name="gr20" draw:text-style-name="P6" draw:layer="layout" svg:x1="5.38cm" svg:y1="6.522cm" svg:x2="4.78cm" svg:y2="6.522cm">
              <text:p/>
            </draw:line>
            <draw:line draw:style-name="gr20" draw:text-style-name="P6" draw:layer="layout" svg:x1="4.937cm" svg:y1="6.67cm" svg:x2="5.233cm" svg:y2="6.67cm">
              <text:p/>
            </draw:line>
            <draw:line draw:style-name="gr20" draw:text-style-name="P6" draw:layer="layout" svg:x1="5.017cm" svg:y1="6.798cm" svg:x2="5.159cm" svg:y2="6.798cm">
              <text:p/>
            </draw:line>
            <draw:line draw:style-name="gr20" draw:text-style-name="P6" xml:id="id21" draw:id="id21" draw:layer="layout" svg:x1="5.08cm" svg:y1="6.512cm" svg:x2="5.082cm" svg:y2="6.182cm">
              <text:p/>
            </draw:line>
            <draw:connector draw:style-name="gr21" draw:text-style-name="P13" draw:layer="layout" draw:type="line" svg:x1="5.081cm" svg:y1="6.182cm" svg:x2="5.081cm" svg:y2="6.068cm" draw:start-shape="id21" svg:d="M5081 6182v-114" svg:viewBox="0 0 1 115">
              <text:p/>
            </draw:connector>
          </draw:g>
        </draw:g>
        <draw:frame draw:style-name="gr14" draw:text-style-name="P14" draw:layer="measurelines" svg:width="0.44cm" svg:height="0.569cm" svg:x="16.21cm" svg:y="1.659cm">
          <draw:text-box>
            <text:p><text:span text:style-name="T4">5</text:span></text:p>
          </draw:text-box>
        </draw:frame>
        <draw:custom-shape draw:style-name="gr22" draw:text-style-name="P2" xml:id="id10" draw:id="id10" draw:layer="layout" svg:width="1.98cm" svg:height="0.76cm" svg:x="11.74cm" svg:y="1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08cm" svg:height="0.76cm" draw:transform="rotate (1.5707963267949) translate (9.14cm 5.118cm)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layout" svg:width="1.21cm" svg:height="1.185cm" svg:x="8.15cm" svg:y="3.788cm">
          <draw:text-box>
            <text:p><text:span text:style-name="T9">R</text:span><text:span text:style-name="T10">1</text:span></text:p>
          </draw:text-box>
        </draw:frame>
        <draw:frame draw:style-name="gr25" draw:text-style-name="P1" draw:layer="layout" svg:width="0.94cm" svg:height="0.938cm" svg:x="11.42cm" svg:y="4.458cm">
          <draw:text-box>
            <text:p><text:span text:style-name="T9">C</text:span></text:p>
          </draw:text-box>
        </draw:frame>
        <draw:frame draw:style-name="gr26" draw:text-style-name="P15" draw:layer="layout" svg:width="1.24cm" svg:height="1.528cm" svg:x="12.19cm" svg:y="0.818cm">
          <draw:text-box>
            <text:p><text:span text:style-name="T9">R</text:span><text:span text:style-name="T10">2</text:span></text:p>
          </draw:text-box>
        </draw:frame>
        <draw:line draw:style-name="gr13" draw:text-style-name="P3" draw:layer="layout" svg:x1="7.08cm" svg:y1="3.808cm" svg:x2="7.65cm" svg:y2="3.198cm">
          <text:p/>
        </draw:line>
        <draw:line draw:style-name="gr13" draw:text-style-name="P3" draw:layer="layout" svg:x1="8.69cm" svg:y1="2.198cm" svg:x2="8.3cm" svg:y2="2.5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5:14:22.418637330</dc:date>
    <meta:editing-duration>PT3H34M48S</meta:editing-duration>
    <meta:editing-cycles>26</meta:editing-cycles>
    <meta:generator>LibreOffice/6.4.7.2$Linux_X86_64 LibreOffice_project/40$Build-2</meta:generator>
    <meta:document-statistic meta:object-count="120"/>
  </office:meta>
</office:document-meta>
</file>